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b7443"/>
    </style:style>
    <style:style style:name="P2" style:family="paragraph" style:parent-style-name="Text_20_body">
      <style:text-properties officeooo:paragraph-rsid="0009cb73"/>
    </style:style>
    <style:style style:name="P3" style:family="paragraph" style:parent-style-name="Text_20_body">
      <style:text-properties officeooo:paragraph-rsid="000d2ab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officeooo:rsid="000d2a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Información general de la empresa</text:span></text:h>
      <text:p text:style-name="Text_20_body"><text:span text:style-name="Strong_20_Emphasis"/></text:p>
      <text:p text:style-name="P1"><text:span text:style-name="Strong_20_Emphasis">Nombre de la empresa:</text:span> TecnoSoluciones S.L.</text:p>
      <text:p text:style-name="P2"><text:line-break/><text:span text:style-name="Strong_20_Emphasis">Actividad:</text:span> Venta de equipos informáticos, servicios tecnológicos y soporte técnico para empresas y particulares.</text:p>
      <text:p text:style-name="P3"><text:line-break/><text:span text:style-name="Strong_20_Emphasis">Número de empleados:</text:span> <text:span text:style-name="T1">1</text:span></text:p>
      <text:p text:style-name="P3"><text:span text:style-name="Strong_20_Emphasis"/></text:p>
      <text:p text:style-name="P3"><text:span text:style-name="Strong_20_Emphasis">Departamentos de la empresa:</text:span></text:p>
      <text:list text:style-name="L1">
        <text:list-item>
          <text:p text:style-name="P4"><text:span text:style-name="Strong_20_Emphasis">Dirección y administración:</text:span> gestión económica, recursos humanos y toma de decisiones estratégicas.</text:p>
        </text:list-item>
        <text:list-item>
          <text:p text:style-name="P4"><text:span text:style-name="Strong_20_Emphasis">Ventas y atención al cliente :</text:span> captación de clientes, gestión de pedidos, presupuestos y seguimiento comercial.</text:p>
        </text:list-item>
        <text:list-item>
          <text:p text:style-name="P4"><text:span text:style-name="Strong_20_Emphasis">Compras y almacén :</text:span> relación con proveedores, control de stock y logística.</text:p>
        </text:list-item>
        <text:list-item>
          <text:p text:style-name="P4"><text:span text:style-name="Strong_20_Emphasis">Soporte técnico :</text:span> instalación de equipos, mantenimiento, reparaciones y asistencia técnica.</text:p>
          <text:p text:style-name="P4"/>
        </text:list-item>
      </text:list>
      <text:p text:style-name="Text_20_body"><text:span text:style-name="Strong_20_Emphasis">Público objetivo:</text:span></text:p>
      <text:list text:style-name="L2">
        <text:list-item>
          <text:p text:style-name="P5">Pequeñas y medianas empresas.</text:p>
        </text:list-item>
        <text:list-item>
          <text:p text:style-name="P5">Autónomos.</text:p>
        </text:list-item>
        <text:list-item>
          <text:p text:style-name="P5">Particulares que necesiten productos o servicios informáticos.</text:p>
          <text:p text:style-name="P5"/>
        </text:list-item>
      </text:list>
      <text:p text:style-name="Text_20_body"><text:span text:style-name="Strong_20_Emphasis">Funcionamiento y relación entre departamentos:</text:span><text:line-break/>El departamento de <text:span text:style-name="Strong_20_Emphasis">ventas</text:span> recibe los pedidos de los clientes y los introduce en el sistema. Si el pedido requiere productos físicos, se coordina con <text:span text:style-name="Strong_20_Emphasis">compras y almacén</text:span> para comprobar el stock o realizar pedidos a proveedores.<text:line-break/>Cuando el pedido incluye servicios (instalación o mantenimiento), ventas lo comunica al <text:span text:style-name="Strong_20_Emphasis">departamento técnico</text:span>, que planifica y ejecuta el trabajo.<text:line-break/><text:span text:style-name="Strong_20_Emphasis">Administración</text:span> supervisa la facturación, pagos a proveedores y cobros de clientes, manteniendo una comunicación constante con el resto de departamentos.</text:p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2. Definición de productos en Odoo</text:span></text:h>
      <text:p text:style-name="Text_20_body">En Odoo se configurarán <text:span text:style-name="Strong_20_Emphasis">6 productos</text:span>, dos de cada tipo:</text:p>
      <text:p text:style-name="Text_20_body"/>
      <text:h text:style-name="Heading_20_4" text:outline-level="4"><text:span text:style-name="Strong_20_Emphasis">Productos Almacenables</text:span></text:h>
      <text:p text:style-name="Text_20_body"><text:span text:style-name="Strong_20_Emphasis"/></text:p>
      <text:list text:style-name="L3">
        <text:list-item>
          <text:p text:style-name="P6"><text:span text:style-name="Strong_20_Emphasis">Ordenador portátil profesional</text:span></text:p>
          <text:list>
            <text:list-item>
              <text:p text:style-name="P6">Características: Intel i7, 16 GB RAM, 512 GB SSD.</text:p>
            </text:list-item>
            <text:list-item>
              <text:p text:style-name="P6">Cantidad inicial: 25 unidades.</text:p>
            </text:list-item>
            <text:list-item>
              <text:p text:style-name="P6">Uso: venta directa a clientes.</text:p>
              <text:p text:style-name="P6"/>
            </text:list-item>
          </text:list>
        </text:list-item>
        <text:list-item>
          <text:p text:style-name="P6"><text:span text:style-name="Strong_20_Emphasis">Impresora multifunción láser</text:span></text:p>
          <text:list>
            <text:list-item>
              <text:p text:style-name="P6">Características: impresión, escaneo y copiado.</text:p>
            </text:list-item>
            <text:list-item>
              <text:p text:style-name="P6">Cantidad inicial: 15 unidades.</text:p>
            </text:list-item>
            <text:list-item>
              <text:p text:style-name="P6">Uso: venta a empresas y oficinas.</text:p>
              <text:p text:style-name="P6"/>
            </text:list-item>
          </text:list>
        </text:list-item>
      </text:list>
      <text:h text:style-name="Heading_20_4" text:outline-level="4"><text:span text:style-name="Strong_20_Emphasis">Productos Consumibles</text:span></text:h>
      <text:p text:style-name="Text_20_body"><text:span text:style-name="Strong_20_Emphasis"/></text:p>
      <text:list text:style-name="L4">
        <text:list-item>
          <text:p text:style-name="P7"><text:span text:style-name="Strong_20_Emphasis">Cartucho de tóner compatible</text:span></text:p>
          <text:list>
            <text:list-item>
              <text:p text:style-name="P7">Características: tóner negro para impresoras láser.</text:p>
            </text:list-item>
            <text:list-item>
              <text:p text:style-name="P7">Cantidad inicial: 100 unidades.</text:p>
            </text:list-item>
            <text:list-item>
              <text:p text:style-name="P7">Uso: reposición frecuente, no se controla stock exacto.</text:p>
            </text:list-item>
          </text:list>
        </text:list-item>
        <text:list-item>
          <text:p text:style-name="P7"><text:span text:style-name="Strong_20_Emphasis">Cable de red Ethernet</text:span></text:p>
          <text:list>
            <text:list-item>
              <text:p text:style-name="P7">Características: cable CAT6, 2 metros.</text:p>
            </text:list-item>
            <text:list-item>
              <text:p text:style-name="P7">Cantidad inicial: 200 unidades.</text:p>
            </text:list-item>
            <text:list-item>
              <text:p text:style-name="P7">Uso: consumible en instalaciones y ventas menores.</text:p>
            </text:list-item>
          </text:list>
        </text:list-item>
      </text:list>
      <text:p text:style-name="Text_20_body"/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oft-page-break/><text:span text:style-name="Strong_20_Emphasis">Productos de Servicio</text:span></text:h>
      <text:p text:style-name="Text_20_body"><text:span text:style-name="Strong_20_Emphasis"/></text:p>
      <text:list text:style-name="L5">
        <text:list-item>
          <text:p text:style-name="P8"><text:span text:style-name="Strong_20_Emphasis">Servicio de instalación de equipos</text:span></text:p>
          <text:list>
            <text:list-item>
              <text:p text:style-name="P8">Características: instalación y configuración de equipos informáticos.</text:p>
            </text:list-item>
            <text:list-item>
              <text:p text:style-name="P8">Duración estimada: 2 horas.</text:p>
            </text:list-item>
            <text:list-item>
              <text:p text:style-name="P8">Uso: servicio bajo demanda.</text:p>
            </text:list-item>
          </text:list>
        </text:list-item>
        <text:list-item>
          <text:p text:style-name="P8"><text:span text:style-name="Strong_20_Emphasis">Mantenimiento informático mensual</text:span></text:p>
          <text:list>
            <text:list-item>
              <text:p text:style-name="P8">Características: soporte técnico remoto y presencial.</text:p>
            </text:list-item>
            <text:list-item>
              <text:p text:style-name="P8">Periodicidad: mensual.</text:p>
            </text:list-item>
            <text:list-item>
              <text:p text:style-name="P8">Uso: servicio recurrente para empresas.</text:p>
            </text:list-item>
          </text:list>
        </text:list-item>
      </text:list>
      <text:h text:style-name="Heading_20_3" text:outline-level="3"><text:span text:style-name="Strong_20_Emphasis">3. Clientes potenciales</text:span></text:h>
      <text:p text:style-name="Text_20_body"><text:span text:style-name="Strong_20_Emphasis"/></text:p>
      <text:list text:style-name="L6">
        <text:list-item>
          <text:p text:style-name="P9"><text:span text:style-name="Strong_20_Emphasis">OfiCentro S.A.</text:span></text:p>
          <text:list>
            <text:list-item>
              <text:p text:style-name="P9">Empresa dedicada al alquiler de oficinas.</text:p>
            </text:list-item>
            <text:list-item>
              <text:p text:style-name="P9">Necesidades: mantenimiento informático y equipos.</text:p>
            </text:list-item>
          </text:list>
        </text:list-item>
        <text:list-item>
          <text:p text:style-name="P9"><text:span text:style-name="Strong_20_Emphasis">Clínica SaludPlus</text:span></text:p>
          <text:list>
            <text:list-item>
              <text:p text:style-name="P9">Centro médico privado.</text:p>
            </text:list-item>
            <text:list-item>
              <text:p text:style-name="P9">Necesidades: ordenadores, impresoras y soporte técnico.</text:p>
            </text:list-item>
          </text:list>
        </text:list-item>
        <text:list-item>
          <text:p text:style-name="P9"><text:span text:style-name="Strong_20_Emphasis">Estudio Creativo Pixel</text:span></text:p>
          <text:list>
            <text:list-item>
              <text:p text:style-name="P9">Agencia de diseño gráfico.</text:p>
            </text:list-item>
            <text:list-item>
              <text:p text:style-name="P9">Necesidades: equipos informáticos de alto rendimiento.</text:p>
            </text:list-item>
          </text:list>
        </text:list-item>
      </text:list>
      <text:h text:style-name="Heading_20_3" text:outline-level="3"><text:span text:style-name="Strong_20_Emphasis">4. Proveedores</text:span></text:h>
      <text:p text:style-name="Text_20_body"><text:span text:style-name="Strong_20_Emphasis"/></text:p>
      <text:list text:style-name="L7">
        <text:list-item>
          <text:p text:style-name="P10"><text:span text:style-name="Strong_20_Emphasis">Distribuciones TechPro</text:span></text:p>
          <text:list>
            <text:list-item>
              <text:p text:style-name="P10">Proveedor de hardware informático.</text:p>
            </text:list-item>
            <text:list-item>
              <text:p text:style-name="P10">Suministra ordenadores, impresoras y periféricos.</text:p>
              <text:p text:style-name="P10"/>
            </text:list-item>
          </text:list>
        </text:list-item>
        <text:list-item>
          <text:p text:style-name="P10"><text:span text:style-name="Strong_20_Emphasis">Suministros OfficeNet</text:span></text:p>
          <text:list>
            <text:list-item>
              <text:p text:style-name="P10">Proveedor de consumibles.</text:p>
            </text:list-item>
            <text:list-item>
              <text:p text:style-name="P10">Suministra tóner, cables y material de oficina.</text:p>
              <text:p text:style-name="P10"/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7:56:57.810829500</meta:creation-date>
    <dc:date>2026-02-03T19:31:19.736468300</dc:date>
    <meta:editing-duration>PT2H30M4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4" meta:paragraph-count="66" meta:word-count="438" meta:character-count="2940" meta:non-whitespace-character-count="2612"/>
  </office:meta>
</office:document-meta>
</file>